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6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3.323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style:text-autospace="none"/>
    </style:style>
    <style:style style:name="P4" style:family="paragraph">
      <style:paragraph-properties fo:text-align="center" style:text-autospace="none"/>
      <style:text-properties fo:font-family="Arial" style:font-family-generic="swiss" fo:font-size="7.5pt" style:font-family-asian="Arial" style:font-family-generic-asian="swiss" style:font-size-asian="7.5pt" style:font-family-complex="Arial" style:font-family-generic-complex="swiss" style:font-size-complex="4.30000019073486pt"/>
    </style:style>
    <style:style style:name="P5" style:family="paragraph">
      <style:paragraph-properties style:text-autospace="none"/>
      <style:text-properties fo:font-family="Arial" style:font-family-generic="swiss" fo:font-size="7.5pt" fo:font-style="normal" style:font-family-asian="Arial" style:font-family-generic-asian="swiss" style:font-size-asian="7.5pt" style:font-style-asian="normal" style:font-family-complex="Arial" style:font-family-generic-complex="swiss" style:font-size-complex="4.30000019073486pt" style:font-style-complex="normal"/>
    </style:style>
    <style:style style:name="T1" style:family="text">
      <style:text-properties fo:color="#000000" style:text-outline="false" style:text-line-through-style="none" fo:font-family="Arial" style:font-family-generic="swiss" style:font-pitch="variable" fo:font-size="14pt" fo:font-style="normal" fo:text-shadow="none" style:text-underline-style="none" fo:font-weight="normal" style:letter-kerning="true" style:font-family-asian="Arial" style:font-family-generic-asian="swiss" style:font-size-asian="14pt" style:font-style-asian="normal" style:font-weight-asian="normal" style:font-family-complex="Arial" style:font-family-generic-complex="swiss" style:font-size-complex="14pt" style:font-style-complex="normal" style:font-weight-complex="normal" style:text-emphasize="none" style:font-relief="none"/>
    </style:style>
    <style:style style:name="T2" style:family="text">
      <style:text-properties fo:color="#000000" style:text-outline="false" style:text-line-through-style="none" fo:font-family="Arial" style:font-family-generic="swiss" style:font-pitch="variable" fo:font-size="14pt" fo:font-style="normal" fo:text-shadow="none" style:text-underline-style="none" fo:font-weight="bold" style:letter-kerning="true" style:font-family-asian="Arial" style:font-family-generic-asian="swiss" style:font-size-asian="14pt" style:font-style-asian="normal" style:font-weight-asian="bold" style:font-family-complex="Arial" style:font-family-generic-complex="swiss" style:font-size-complex="14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size-asian="12pt" style:font-style-asian="normal" style:font-weight-asian="normal" style:font-family-complex="Arial" style:font-family-generic-complex="swiss" style:font-size-complex="12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fo:font-family="Arial" style:font-family-generic="swiss" fo:font-size="12pt" fo:font-style="normal" fo:text-shadow="none" style:text-underline-style="none" fo:font-weight="normal" style:letter-kerning="true" style:font-family-asian="Arial" style:font-family-generic-asian="swiss" style:font-size-asian="12pt" style:font-style-asian="normal" style:font-weight-asian="normal" style:font-family-complex="Arial" style:font-family-generic-complex="swiss" style:font-size-complex="12pt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fo:font-family="Arial" style:font-family-generic="swiss" fo:font-size="12pt" fo:font-style="normal" fo:text-shadow="none" style:text-underline-style="none" fo:font-weight="normal" style:letter-kerning="true" style:font-family-asian="Arial" style:font-family-generic-asian="swiss" style:font-size-asian="12pt" style:font-style-asian="normal" style:font-weight-asian="normal" style:font-family-complex="Arial" style:font-family-generic-complex="swiss" style:font-size-complex="1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16.1cm" svg:height="6.5cm" svg:x="0.1cm" svg:y="0.1cm">
            <text:p/>
          </draw:rect>
          <draw:frame draw:style-name="gr2" draw:text-style-name="P4" draw:layer="layout" svg:width="4.083cm" svg:height="1.847cm" svg:x="6.017cm" svg:y="0.137cm">
            <draw:text-box>
              <text:p text:style-name="P2"><text:span text:style-name="T1">&lt;&lt;interface&gt;&gt;</text:span></text:p>
              <text:p text:style-name="P3"><text:span text:style-name="T2">IModelInstance</text:span></text:p>
              <text:p text:style-name="P1"><text:span text:style-name="T3"/></text:p>
            </draw:text-box>
          </draw:frame>
          <draw:line draw:style-name="gr3" draw:text-style-name="P1" draw:layer="layout" svg:x1="0.1cm" svg:y1="1.5cm" svg:x2="16.2cm" svg:y2="1.5cm">
            <text:p/>
          </draw:line>
          <draw:frame draw:style-name="gr4" draw:text-style-name="P5" draw:layer="layout" svg:width="16.5cm" svg:height="4.991cm" svg:x="0.1cm" svg:y="1.527cm">
            <draw:text-box>
              <text:p text:style-name="P3"><text:span text:style-name="T4">addModelInstanceElement(Object): IModelInstanceElement</text:span></text:p>
              <text:p text:style-name="P3"><text:span text:style-name="T4">getAllImplementedTypes(): Type[]</text:span></text:p>
              <text:p text:style-name="P3"><text:span text:style-name="T4">getAllInstances(Type): IModelInstanceObject</text:span></text:p>
              <text:p text:style-name="P3"><text:span text:style-name="T4">getAllModelInstanceObjects(): IModelInstanceObject</text:span></text:p>
              <text:p text:style-name="P3"><text:span text:style-name="T4">getDisplayName(): String</text:span></text:p>
              <text:p text:style-name="P3"><text:span text:style-name="T4">getModel(): IModel</text:span></text:p>
              <text:p text:style-name="P3"><text:span text:style-name="T4">getModelInstanceFactory(): IModelInstanceFactory</text:span></text:p>
              <text:p text:style-name="P3"><text:span text:style-name="T4">getStaticProperty(Property): </text:span><text:span text:style-name="T5">IModelInstanceElement</text:span></text:p>
              <text:p text:style-name="P3"><text:span text:style-name="T4">invokeStaticOperation(Operation, </text:span><text:span text:style-name="T5">IModelInstanceElement): IModelInstanceElement</text:span></text:p>
              <text:p text:style-name="P3"><text:span text:style-name="T5">isInstanceOf(IModel): boolean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6.3cm" fo:page-height="6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laas Wilke</meta:initial-creator>
    <meta:creation-date>2009-03-24T13:54:35.67</meta:creation-date>
    <dc:date>2010-02-08T13:55:16.79</dc:date>
    <dc:creator>Claas Wilke</dc:creator>
    <meta:editing-duration>PT07H54M45S</meta:editing-duration>
    <meta:editing-cycles>125</meta:editing-cycles>
    <meta:generator>OpenOffice.org/3.1$Win32 OpenOffice.org_project/310m19$Build-9420</meta:generator>
    <meta:document-statistic meta:object-count="5"/>
    <meta:user-defined meta:name="Info 1"/>
    <meta:user-defined meta:name="Info 2"/>
    <meta:user-defined meta:name="Info 3"/>
    <meta:user-defined meta:name="Info 4"/>
  </office:meta>
</office:document-meta>
</file>